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pt" officeooo:rsid="00152176" officeooo:paragraph-rsid="001c3020" style:font-size-asian="10pt" style:font-size-complex="10pt"/>
    </style:style>
    <style:style style:name="P2" style:family="paragraph" style:parent-style-name="Standard">
      <style:text-properties style:font-name="Georgia" fo:font-size="10pt" officeooo:rsid="00152176" officeooo:paragraph-rsid="00152176" style:font-size-asian="10pt" style:font-size-complex="10pt"/>
    </style:style>
    <style:style style:name="P3" style:family="paragraph" style:parent-style-name="Standard">
      <style:text-properties style:font-name="Georgia" fo:font-size="10pt" officeooo:rsid="00152176" officeooo:paragraph-rsid="0016ce0b" style:font-size-asian="10pt" style:font-size-complex="10pt"/>
    </style:style>
    <style:style style:name="P4" style:family="paragraph" style:parent-style-name="Standard">
      <style:text-properties style:font-name="Georgia" fo:font-size="10pt" officeooo:rsid="00152176" officeooo:paragraph-rsid="001756fd" style:font-size-asian="10pt" style:font-size-complex="10pt"/>
    </style:style>
    <style:style style:name="P5" style:family="paragraph" style:parent-style-name="Standard">
      <style:text-properties style:font-name="Georgia" fo:font-size="10pt" officeooo:rsid="00152176" officeooo:paragraph-rsid="00176fed" style:font-size-asian="10pt" style:font-size-complex="10pt"/>
    </style:style>
    <style:style style:name="P6" style:family="paragraph" style:parent-style-name="Standard">
      <style:text-properties style:font-name="Georgia" fo:font-size="10pt" officeooo:rsid="00152176" officeooo:paragraph-rsid="00181245" style:font-size-asian="10pt" style:font-size-complex="10pt"/>
    </style:style>
    <style:style style:name="P7" style:family="paragraph" style:parent-style-name="Standard">
      <style:text-properties style:font-name="Georgia" fo:font-size="10pt" officeooo:rsid="00152176" officeooo:paragraph-rsid="0018baac" style:font-size-asian="10pt" style:font-size-complex="10pt"/>
    </style:style>
    <style:style style:name="P8" style:family="paragraph" style:parent-style-name="Standard">
      <style:text-properties style:font-name="Georgia" fo:font-size="10pt" officeooo:rsid="00152176" officeooo:paragraph-rsid="0019e836" style:font-size-asian="10pt" style:font-size-complex="10pt"/>
    </style:style>
    <style:style style:name="P9" style:family="paragraph" style:parent-style-name="Standard">
      <style:text-properties style:font-name="Georgia" fo:font-size="10pt" officeooo:rsid="0016761e" officeooo:paragraph-rsid="0016761e" style:font-size-asian="10pt" style:font-size-complex="10pt"/>
    </style:style>
    <style:style style:name="P10" style:family="paragraph" style:parent-style-name="Standard">
      <style:text-properties style:font-name="Georgia" fo:font-size="10pt" officeooo:paragraph-rsid="0016ce0b" style:font-size-asian="10pt" style:font-size-complex="10pt"/>
    </style:style>
    <style:style style:name="P11" style:family="paragraph" style:parent-style-name="Standard">
      <style:text-properties style:font-name="Georgia" fo:font-size="10pt" officeooo:paragraph-rsid="001756fd" style:font-size-asian="10pt" style:font-size-complex="10pt"/>
    </style:style>
    <style:style style:name="P12" style:family="paragraph" style:parent-style-name="Standard">
      <style:text-properties style:font-name="Georgia" fo:font-size="10pt" officeooo:paragraph-rsid="00176fed" style:font-size-asian="10pt" style:font-size-complex="10pt"/>
    </style:style>
    <style:style style:name="P13" style:family="paragraph" style:parent-style-name="Standard">
      <style:text-properties style:font-name="Georgia" fo:font-size="10pt" officeooo:paragraph-rsid="00181245" style:font-size-asian="10pt" style:font-size-complex="10pt"/>
    </style:style>
    <style:style style:name="P14" style:family="paragraph" style:parent-style-name="Standard">
      <style:text-properties style:font-name="Georgia" fo:font-size="10pt" officeooo:rsid="00181245" officeooo:paragraph-rsid="00181245" style:font-size-asian="10pt" style:font-size-complex="10pt"/>
    </style:style>
    <style:style style:name="P15" style:family="paragraph" style:parent-style-name="Standard">
      <style:text-properties style:font-name="Georgia" fo:font-size="10pt" officeooo:rsid="00181245" officeooo:paragraph-rsid="0019e836" style:font-size-asian="10pt" style:font-size-complex="10pt"/>
    </style:style>
    <style:style style:name="P16" style:family="paragraph" style:parent-style-name="Standard">
      <style:text-properties style:font-name="Georgia" fo:font-size="10pt" officeooo:paragraph-rsid="0018baac" style:font-size-asian="10pt" style:font-size-complex="10pt"/>
    </style:style>
    <style:style style:name="P17" style:family="paragraph" style:parent-style-name="Standard">
      <style:text-properties style:font-name="Georgia" fo:font-size="10pt" officeooo:paragraph-rsid="0019e836" style:font-size-asian="10pt" style:font-size-complex="10pt"/>
    </style:style>
    <style:style style:name="P18" style:family="paragraph" style:parent-style-name="Standard">
      <style:text-properties style:font-name="Georgia" fo:font-size="10pt" officeooo:rsid="001b56c9" officeooo:paragraph-rsid="001b56c9" style:font-size-asian="10pt" style:font-size-complex="10pt"/>
    </style:style>
    <style:style style:name="P19" style:family="paragraph" style:parent-style-name="Standard">
      <style:text-properties style:font-name="Georgia" fo:font-size="10pt" officeooo:rsid="001b56c9" officeooo:paragraph-rsid="00249be8" style:font-size-asian="10pt" style:font-size-complex="10pt"/>
    </style:style>
    <style:style style:name="P20" style:family="paragraph" style:parent-style-name="Standard">
      <style:text-properties style:font-name="Georgia" fo:font-size="10pt" officeooo:rsid="001b56c9" officeooo:paragraph-rsid="00291f75" style:font-size-asian="10pt" style:font-size-complex="10pt"/>
    </style:style>
    <style:style style:name="P21" style:family="paragraph" style:parent-style-name="Standard">
      <style:text-properties style:font-name="Georgia" fo:font-size="10pt" officeooo:rsid="001c3020" officeooo:paragraph-rsid="001c3020" style:font-size-asian="10pt" style:font-size-complex="10pt"/>
    </style:style>
    <style:style style:name="P22" style:family="paragraph" style:parent-style-name="Standard">
      <style:text-properties style:font-name="Georgia" fo:font-size="10pt" officeooo:rsid="001ea5d9" officeooo:paragraph-rsid="001ea5d9" style:font-size-asian="10pt" style:font-size-complex="10pt"/>
    </style:style>
    <style:style style:name="P23" style:family="paragraph" style:parent-style-name="Standard">
      <style:text-properties style:font-name="Georgia" fo:font-size="10pt" officeooo:rsid="00249be8" officeooo:paragraph-rsid="00249be8" style:font-size-asian="10pt" style:font-size-complex="10pt"/>
    </style:style>
    <style:style style:name="P24" style:family="paragraph" style:parent-style-name="Standard">
      <style:text-properties style:font-name="Georgia" fo:font-size="10pt" officeooo:rsid="00249be8" officeooo:paragraph-rsid="002ffd9d" style:font-size-asian="10pt" style:font-size-complex="10pt"/>
    </style:style>
    <style:style style:name="P25" style:family="paragraph" style:parent-style-name="Standard">
      <style:text-properties style:font-name="Georgia" fo:font-size="10pt" officeooo:paragraph-rsid="00277919" style:font-size-asian="10pt" style:font-size-complex="10pt"/>
    </style:style>
    <style:style style:name="P26" style:family="paragraph" style:parent-style-name="Standard">
      <style:text-properties style:font-name="Georgia" fo:font-size="10pt" officeooo:paragraph-rsid="0028acfe" style:font-size-asian="10pt" style:font-size-complex="10pt"/>
    </style:style>
    <style:style style:name="P27" style:family="paragraph" style:parent-style-name="Standard">
      <style:text-properties style:font-name="Georgia" fo:font-size="10pt" officeooo:rsid="002aff0b" officeooo:paragraph-rsid="002aff0b" style:font-size-asian="10pt" style:font-size-complex="10pt"/>
    </style:style>
    <style:style style:name="P28" style:family="paragraph" style:parent-style-name="Standard">
      <style:text-properties style:font-name="Georgia" fo:font-size="10pt" officeooo:rsid="002ffd9d" officeooo:paragraph-rsid="002e47fe" style:font-size-asian="10pt" style:font-size-complex="10pt"/>
    </style:style>
    <style:style style:name="P29" style:family="paragraph" style:parent-style-name="Standard">
      <style:text-properties style:font-name="Georgia" fo:font-size="10pt" officeooo:rsid="002ffd9d" officeooo:paragraph-rsid="002ffd9d" style:font-size-asian="10pt" style:font-size-complex="10pt"/>
    </style:style>
    <style:style style:name="P30" style:family="paragraph" style:parent-style-name="Standard">
      <style:text-properties style:font-name="Georgia" fo:font-size="10pt" officeooo:rsid="002ffd9d" officeooo:paragraph-rsid="0031a7b5" style:font-size-asian="10pt" style:font-size-complex="10pt"/>
    </style:style>
    <style:style style:name="P31" style:family="paragraph" style:parent-style-name="Standard">
      <style:paragraph-properties>
        <style:tab-stops>
          <style:tab-stop style:position="3.327cm"/>
        </style:tab-stops>
      </style:paragraph-properties>
      <style:text-properties style:font-name="Georgia" fo:font-size="10pt" officeooo:rsid="002ffd9d" officeooo:paragraph-rsid="0031a7b5" style:font-size-asian="10pt" style:font-size-complex="10pt"/>
    </style:style>
    <style:style style:name="P32" style:family="paragraph" style:parent-style-name="Standard">
      <style:paragraph-properties>
        <style:tab-stops>
          <style:tab-stop style:position="3.327cm"/>
        </style:tab-stops>
      </style:paragraph-properties>
      <style:text-properties style:font-name="Georgia" fo:font-size="10pt" officeooo:rsid="0031a7b5" officeooo:paragraph-rsid="0031a7b5" style:font-size-asian="10pt" style:font-size-complex="10pt"/>
    </style:style>
    <style:style style:name="P33" style:family="paragraph" style:parent-style-name="Standard">
      <style:paragraph-properties fo:break-before="page"/>
      <style:text-properties style:font-name="Georgia" fo:font-size="10pt" officeooo:rsid="00249be8" officeooo:paragraph-rsid="002e47fe" style:font-size-asian="10pt" style:font-size-complex="10pt"/>
    </style:style>
    <style:style style:name="T1" style:family="text">
      <style:text-properties officeooo:rsid="00152176"/>
    </style:style>
    <style:style style:name="T2" style:family="text">
      <style:text-properties officeooo:rsid="0016761e"/>
    </style:style>
    <style:style style:name="T3" style:family="text">
      <style:text-properties officeooo:rsid="0016ce0b"/>
    </style:style>
    <style:style style:name="T4" style:family="text">
      <style:text-properties officeooo:rsid="001756fd"/>
    </style:style>
    <style:style style:name="T5" style:family="text">
      <style:text-properties officeooo:rsid="00176fed"/>
    </style:style>
    <style:style style:name="T6" style:family="text">
      <style:text-properties officeooo:rsid="00181245"/>
    </style:style>
    <style:style style:name="T7" style:family="text">
      <style:text-properties officeooo:rsid="0018baac"/>
    </style:style>
    <style:style style:name="T8" style:family="text">
      <style:text-properties officeooo:rsid="0019e836"/>
    </style:style>
    <style:style style:name="T9" style:family="text">
      <style:text-properties officeooo:rsid="001c3020"/>
    </style:style>
    <style:style style:name="T10" style:family="text">
      <style:text-properties officeooo:rsid="001caded"/>
    </style:style>
    <style:style style:name="T11" style:family="text">
      <style:text-properties officeooo:rsid="00208ef7"/>
    </style:style>
    <style:style style:name="T12" style:family="text">
      <style:text-properties officeooo:rsid="0021beb7"/>
    </style:style>
    <style:style style:name="T13" style:family="text">
      <style:text-properties officeooo:rsid="00222b74"/>
    </style:style>
    <style:style style:name="T14" style:family="text">
      <style:text-properties officeooo:rsid="00223acc"/>
    </style:style>
    <style:style style:name="T15" style:family="text">
      <style:text-properties officeooo:rsid="00234065"/>
    </style:style>
    <style:style style:name="T16" style:family="text">
      <style:text-properties officeooo:rsid="00249be8"/>
    </style:style>
    <style:style style:name="T17" style:family="text">
      <style:text-properties officeooo:rsid="00277919"/>
    </style:style>
    <style:style style:name="T18" style:family="text">
      <style:text-properties officeooo:rsid="0028acfe"/>
    </style:style>
    <style:style style:name="T19" style:family="text">
      <style:text-properties officeooo:rsid="002e47fe"/>
    </style:style>
    <style:style style:name="T20" style:family="text">
      <style:text-properties officeooo:rsid="002ffd9d"/>
    </style:style>
    <style:style style:name="T21" style:family="text">
      <style:text-properties officeooo:rsid="0031d864"/>
    </style:style>
    <style:style style:name="T22" style:family="text">
      <style:text-properties officeooo:rsid="0033a0c2"/>
    </style:style>
    <style:style style:name="T23" style:family="text">
      <style:text-properties officeooo:rsid="00340dda"/>
    </style:style>
    <style:style style:name="T24" style:family="text">
      <style:text-properties officeooo:rsid="003539f7"/>
    </style:style>
    <style:style style:name="T25" style:family="text">
      <style:text-properties officeooo:rsid="00362df2"/>
    </style:style>
    <style:style style:name="T26" style:family="text">
      <style:text-properties officeooo:rsid="0036b5dc"/>
    </style:style>
    <style:style style:name="T27" style:family="text">
      <style:text-properties officeooo:rsid="0038950b"/>
    </style:style>
    <style:style style:name="T28" style:family="text">
      <style:text-properties officeooo:rsid="0039778d"/>
    </style:style>
    <style:style style:name="T29" style:family="text">
      <style:text-properties officeooo:rsid="003a6810"/>
    </style:style>
    <style:style style:name="T30" style:family="text">
      <style:text-properties officeooo:rsid="003afc49"/>
    </style:style>
    <style:style style:name="T31" style:family="text">
      <style:text-properties officeooo:rsid="003ce0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ab/>WYNIKI DLA 5 KLAS : PIESC, PEACE, DLON, X i TIME</text:p>
      <text:p text:style-name="P21"/>
      <text:p text:style-name="P21">Gesture_old: [63.39955%]</text:p>
      <text:p text:style-name="P21">-dane michal, ola</text:p>
      <text:p text:style-name="P1"><text:span text:style-name="T9">- LP, </text:span>5 najwiekszych absolutnych wart kata, 5 najwiekszy odleglosci między koncami palcow</text:p>
      <text:p text:style-name="P22">- blad w readerze</text:p>
      <text:p text:style-name="P2"/>
      <text:p text:style-name="P2">Gesture1: <text:span text:style-name="T10">[83.8812%]</text:span></text:p>
      <text:p text:style-name="P2">- dane michal, ola, kuba, kasia</text:p>
      <text:p text:style-name="P2">- LP, 5 najwiekszych absolutnych wart kata, 5 najwiekszy odleglosci między koncami palcow</text:p>
      <text:p text:style-name="P2"/>
      <text:p text:style-name="P9">Gesture2: <text:span text:style-name="T11">[83.7687%]</text:span></text:p>
      <text:p text:style-name="P3">- dane michal, ola, kuba, kasia</text:p>
      <text:p text:style-name="P10"><text:span text:style-name="T1">- LP, </text:span><text:span text:style-name="T3">10</text:span><text:span text:style-name="T1"> najwiekszych absolutnych wart kata, </text:span><text:span text:style-name="T3">10</text:span><text:span text:style-name="T1"> najwiekszy odleglosci między koncami palcow</text:span></text:p>
      <text:p text:style-name="P3"/>
      <text:p text:style-name="P11"><text:span text:style-name="T2">Gesture</text:span><text:span text:style-name="T5">3</text:span><text:span text:style-name="T2">: </text:span><text:span text:style-name="T12">[56.8535%]</text:span></text:p>
      <text:p text:style-name="P4">- dane michal, ola, kuba, kasia</text:p>
      <text:p text:style-name="P11"><text:span text:style-name="T1">- LP, </text:span><text:span text:style-name="T3">10</text:span><text:span text:style-name="T1"> </text:span><text:span text:style-name="T4">kolejnych</text:span><text:span text:style-name="T1"> wart kata, </text:span><text:span text:style-name="T3">10</text:span><text:span text:style-name="T1"> </text:span><text:span text:style-name="T4">kolejnych</text:span><text:span text:style-name="T1"> odleglosci między koncami palcow</text:span></text:p>
      <text:p text:style-name="P4"/>
      <text:p text:style-name="P12"><text:span text:style-name="T2">Gesture</text:span><text:span text:style-name="T5">4</text:span><text:span text:style-name="T2">: </text:span><text:span text:style-name="T13">[56.8</text:span><text:span text:style-name="T15">5</text:span><text:span text:style-name="T13">35%]</text:span></text:p>
      <text:p text:style-name="P5">- dane michal, ola, kuba, kasia</text:p>
      <text:p text:style-name="P12"><text:span text:style-name="T1">- LP, </text:span><text:span text:style-name="T3">1</text:span><text:span text:style-name="T5">5</text:span><text:span text:style-name="T1"> </text:span><text:span text:style-name="T4">kolejnych</text:span><text:span text:style-name="T1"> wart kata, </text:span><text:span text:style-name="T3">1</text:span><text:span text:style-name="T5">5</text:span><text:span text:style-name="T1"> </text:span><text:span text:style-name="T4">kolejnych</text:span><text:span text:style-name="T1"> odleglosci między koncami palcow</text:span></text:p>
      <text:p text:style-name="P5"/>
      <text:p text:style-name="P25"><text:span text:style-name="T2">Gesture</text:span><text:span text:style-name="T7">5</text:span><text:span text:style-name="T2">: </text:span><text:span text:style-name="T14">[</text:span><text:span text:style-name="T17">77.0913 %</text:span><text:span text:style-name="T14">]</text:span></text:p>
      <text:p text:style-name="P6">- dane michal, ola, kuba, kasia</text:p>
      <text:p text:style-name="P13"><text:span text:style-name="T1">- LP, 5 najwiekszych absolutnych wart kata, 5 najwiekszy </text:span><text:span text:style-name="T6">stosunkow odleglosci</text:span><text:span text:style-name="T1"> między koncami palcow </text:span><text:span text:style-name="T6">do najwiekszej odleglosci między koncami palcow</text:span></text:p>
      <text:p text:style-name="P14"/>
      <text:p text:style-name="P26"><text:span text:style-name="T2">Gesture</text:span><text:span text:style-name="T7">6: </text:span><text:span text:style-name="T18">[77.0717 %]</text:span><text:span text:style-name="T2">:</text:span></text:p>
      <text:p text:style-name="P7">- dane michal, ola, kuba, kasia</text:p>
      <text:p text:style-name="P16"><text:span text:style-name="T1">- LP, </text:span><text:span text:style-name="T7">10</text:span><text:span text:style-name="T1"> najwiekszych absolutnych wart kata, </text:span><text:span text:style-name="T7">10</text:span><text:span text:style-name="T1"> najwiekszy </text:span><text:span text:style-name="T6">stosunkow odleglosci</text:span><text:span text:style-name="T1"> między koncami palcow </text:span><text:span text:style-name="T6">do najwiekszej odleglosci między koncami palcow</text:span></text:p>
      <text:p text:style-name="P2"/>
      <text:p text:style-name="P17"><text:span text:style-name="T2">Gesture</text:span><text:span text:style-name="T8">7</text:span><text:span text:style-name="T2">:</text:span></text:p>
      <text:p text:style-name="P8">- dane michal, ola, kuba, kasia</text:p>
      <text:p text:style-name="P8">- LP, <text:span text:style-name="T7">1</text:span><text:span text:style-name="T8">5 </text:span>najwiekszych absolutnych wart kata, <text:span text:style-name="T7">1</text:span><text:span text:style-name="T8">5</text:span> najwiekszy <text:span text:style-name="T6">stosunkow odleglosci</text:span> między koncami palcow <text:span text:style-name="T6">do najwiekszej odleglosci między koncami palcow</text:span></text:p>
      <text:p text:style-name="P15"/>
      <text:p text:style-name="P15"/>
      <text:p text:style-name="P18">liblinear:</text:p>
      <text:p text:style-name="P18"><text:span text:style-name="T16">1 </text:span>Accuracy = 64.524% (13190/20442) </text:p>
      <text:p text:style-name="P18"><text:span text:style-name="T16">2 </text:span>Accuracy = 64.6365% (13213/20442) </text:p>
      <text:p text:style-name="P18"><text:span text:style-name="T16">3 </text:span>Accuracy = 26.6314% (5444/20442) </text:p>
      <text:p text:style-name="P18"><text:span text:style-name="T16">4 </text:span>Accuracy = 26.6314% (5444/20442) </text:p>
      <text:p text:style-name="P18"><text:span text:style-name="T16">5 </text:span>Accuracy = 63.9712% (13077/20442) </text:p>
      <text:p text:style-name="P18"><text:span text:style-name="T16">6 </text:span>Accuracy = 64.1278% (13109/20442) </text:p>
      <text:p text:style-name="P18"><text:span text:style-name="T16">7 </text:span>Accuracy = error</text:p>
      <text:p text:style-name="P18"/>
      <text:p text:style-name="P23">libsvm:</text:p>
      <text:p text:style-name="P19"><text:span text:style-name="T16">1 </text:span>Accuracy = <text:span text:style-name="T10">83.8812</text:span>%</text:p>
      <text:p text:style-name="P19"><text:span text:style-name="T16">2 </text:span>Accuracy = <text:span text:style-name="T11">83.7687%</text:span></text:p>
      <text:p text:style-name="P19"><text:span text:style-name="T16">3 </text:span>Accuracy = <text:span text:style-name="T12">56.8535%</text:span></text:p>
      <text:p text:style-name="P19"><text:span text:style-name="T16">4 </text:span>Accuracy = <text:span text:style-name="T12">56.8535%</text:span> <text:s/></text:p>
      <text:p text:style-name="P20"><text:span text:style-name="T16">5 </text:span>Accuracy = <text:span text:style-name="T17">77.0913 %</text:span></text:p>
      <text:p text:style-name="P20"><text:span text:style-name="T16">6 </text:span>Accuracy = <text:span text:style-name="T18">77.0717 %]</text:span></text:p>
      <text:p text:style-name="P23">7 Accuracy = error</text:p>
      <text:p text:style-name="P23"/>
      <text:p text:style-name="P23"/>
      <text:p text:style-name="P33"><text:span text:style-name="T19">WYNIKI DLA </text:span><text:span text:style-name="T20">10 gestów: </text:span><text:span text:style-name="T21">[PROBLEM BRAKU PAMIECI !!! </text:span><text:span text:style-name="T25">Odp</text:span><text:span text:style-name="T31">a</text:span><text:span text:style-name="T25">lono tylko na danych nagranych przez michala</text:span><text:span text:style-name="T21">]</text:span></text:p>
      <text:p text:style-name="P28"/>
      <text:p text:style-name="P29">feature1: <text:span text:style-name="T26">73.2118%</text:span></text:p>
      <text:p text:style-name="P29"/>
      <text:p text:style-name="P29">feature2: <text:span text:style-name="T26">73.0</text:span><text:span text:style-name="T28">949</text:span><text:span text:style-name="T26">%</text:span></text:p>
      <text:p text:style-name="P29"/>
      <text:p text:style-name="P29">feature5: <text:span text:style-name="T26">6</text:span><text:span text:style-name="T29">3.1759</text:span><text:span text:style-name="T26">%</text:span></text:p>
      <text:p text:style-name="P29"/>
      <text:p text:style-name="P29">feature6: <text:span text:style-name="T26">6</text:span><text:span text:style-name="T30">3.0201</text:span><text:span text:style-name="T26">%</text:span></text:p>
      <text:p text:style-name="P29"/>
      <text:p text:style-name="P24"/>
      <text:p text:style-name="P32">Wyniki dla 5 gestów ( peace2, dlon3, asliloveyou6, kciukwlewo8, pokretlo5palcow10)</text:p>
      <text:p text:style-name="P32"/>
      <text:p text:style-name="P30">feature1: <text:span text:style-name="T22">90.9532%</text:span></text:p>
      <text:p text:style-name="P30"/>
      <text:p text:style-name="P30">feature2: <text:span text:style-name="T22">90.871%</text:span></text:p>
      <text:p text:style-name="P30"/>
      <text:p text:style-name="P30">feature5: <text:span text:style-name="T23">87.</text:span><text:span text:style-name="T27">6901</text:span><text:span text:style-name="T23">%</text:span></text:p>
      <text:p text:style-name="P30"/>
      <text:p text:style-name="P31">feature6: <text:span text:style-name="T24">87.5312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1:58:08</meta:creation-date>
    <dc:date>2013-12-07T09:51:45</dc:date>
    <meta:editing-duration>PT1H4M48S</meta:editing-duration>
    <meta:editing-cycles>38</meta:editing-cycles>
    <meta:generator>LibreOffice/4.0.2.2$Linux_X86_64 LibreOffice_project/400m0$Build-2</meta:generator>
    <meta:document-statistic meta:table-count="0" meta:image-count="0" meta:object-count="0" meta:page-count="2" meta:paragraph-count="52" meta:word-count="307" meta:character-count="2040" meta:non-whitespace-character-count="1776"/>
  </office:meta>
</office:document-meta>
</file>